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1399" officeooo:paragraph-rsid="000d1399"/>
    </style:style>
    <style:style style:name="P2" style:family="paragraph" style:parent-style-name="Standard">
      <style:text-properties officeooo:rsid="000d1399" officeooo:paragraph-rsid="000d2793"/>
    </style:style>
    <style:style style:name="P3" style:family="paragraph" style:parent-style-name="Standard">
      <style:text-properties officeooo:paragraph-rsid="000d1399"/>
    </style:style>
    <style:style style:name="P4" style:family="paragraph" style:parent-style-name="Standard">
      <style:text-properties fo:font-weight="bold" officeooo:rsid="000d1399" officeooo:paragraph-rsid="000d1399" style:font-weight-asian="bold" style:font-weight-complex="bold"/>
    </style:style>
    <style:style style:name="P5" style:family="paragraph" style:parent-style-name="Standard">
      <style:text-properties fo:font-weight="bold" officeooo:rsid="000d2793" officeooo:paragraph-rsid="000d2793" style:font-weight-asian="bold" style:font-weight-complex="bold"/>
    </style:style>
    <style:style style:name="P6" style:family="paragraph" style:parent-style-name="Standard">
      <style:text-properties officeooo:rsid="000e79e8" officeooo:paragraph-rsid="000e79e8"/>
    </style:style>
    <style:style style:name="P7" style:family="paragraph" style:parent-style-name="Standard">
      <style:text-properties officeooo:paragraph-rsid="000e79e8"/>
    </style:style>
    <style:style style:name="P8" style:family="paragraph" style:parent-style-name="Heading_20_1">
      <style:paragraph-properties fo:text-align="center" style:justify-single-word="false"/>
    </style:style>
    <style:style style:name="P9" style:family="paragraph" style:parent-style-name="Heading_20_2">
      <style:paragraph-properties fo:text-align="center" style:justify-single-word="false"/>
      <style:text-properties officeooo:paragraph-rsid="0013196d"/>
    </style:style>
    <style:style style:name="P10" style:family="paragraph" style:parent-style-name="Standard">
      <style:text-properties officeooo:paragraph-rsid="000e79e8"/>
    </style:style>
    <style:style style:name="P11" style:family="paragraph" style:parent-style-name="Standard">
      <style:text-properties officeooo:paragraph-rsid="0013196d"/>
    </style:style>
    <style:style style:name="P12" style:family="paragraph" style:parent-style-name="Standard">
      <style:text-properties officeooo:rsid="000d1399" officeooo:paragraph-rsid="0013196d"/>
    </style:style>
    <style:style style:name="P13" style:family="paragraph" style:parent-style-name="Standard">
      <style:text-properties officeooo:paragraph-rsid="000d1399"/>
    </style:style>
    <style:style style:name="P14" style:family="paragraph" style:parent-style-name="Standard">
      <style:text-properties fo:font-weight="bold" officeooo:paragraph-rsid="0013196d" style:font-weight-asian="bold" style:font-weight-complex="bold"/>
    </style:style>
    <style:style style:name="P15" style:family="paragraph" style:parent-style-name="Text_20_body">
      <style:paragraph-properties fo:text-align="start" style:justify-single-word="false"/>
      <style:text-properties officeooo:paragraph-rsid="0013196d"/>
    </style:style>
    <style:style style:name="T1" style:family="text">
      <style:text-properties officeooo:rsid="000d2793"/>
    </style:style>
    <style:style style:name="T2" style:family="text">
      <style:text-properties officeooo:rsid="000d1399"/>
    </style:style>
    <style:style style:name="T3" style:family="text">
      <style:text-properties fo:font-weight="bold" style:font-weight-asian="bold" style:font-weight-complex="bold"/>
    </style:style>
    <style:style style:name="T4" style:family="text">
      <style:text-properties fo:font-weight="bold" officeooo:rsid="000d2793" style:font-weight-asian="bold" style:font-weight-complex="bold"/>
    </style:style>
    <style:style style:name="T5" style:family="text">
      <style:text-properties fo:font-weight="bold" officeooo:rsid="000d1399" style:font-weight-asian="bold" style:font-weight-complex="bold"/>
    </style:style>
    <style:style style:name="T6" style:family="text">
      <style:text-properties fo:font-weight="bold" officeooo:rsid="0011a368" style:font-weight-asian="bold" style:font-weight-complex="bold"/>
    </style:style>
    <style:style style:name="T7" style:family="text">
      <style:text-properties fo:font-weight="bold" officeooo:rsid="0013196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d2793" style:font-weight-asian="normal" style:font-weight-complex="normal"/>
    </style:style>
    <style:style style:name="T10" style:family="text">
      <style:text-properties fo:font-weight="normal" officeooo:rsid="0013196d" style:font-weight-asian="normal" style:font-weight-complex="normal"/>
    </style:style>
    <style:style style:name="T11" style:family="text">
      <style:text-properties officeooo:rsid="0011a368"/>
    </style:style>
    <style:style style:name="T12" style:family="text">
      <style:text-properties officeooo:rsid="001319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8" text:outline-level="1" text:is-list-header="true">TODO LO QUE DEBEMOS SABER </text:h>
      <text:p text:style-name="Text_20_body"/>
      <text:p text:style-name="P6">Esto son algunos de los conceptos y preguntas que se han comentado y sacado del video </text:p>
      <text:p text:style-name="P1"/>
      <text:p text:style-name="P4">La IA es una realidad?? </text:p>
      <text:p text:style-name="P1"/>
      <text:p text:style-name="P7"><text:span text:style-name="T2">la IA nos vuelve mas productivos ??? </text:span><text:s/>la IA puede complementar las habilidades humanas, permitiendo una mayor eficiencia y productividad en muchos sectores. Al automatizar tareas repetitivas, la IA puede liberar tiempo y recursos para que los seres humanos se centren en actividades más complejas que requieren habilidades como el pensamiento crítico, la resolución de probl<text:span text:style-name="T8">emas, la creatividad y las habilidades sociales.</text:span><text:span text:style-name="T2"> A causa de esto la inteligencia artificial está llegando Más allá de los simples usuarios está literalmente cambiando las reglas del poder no solo hablamos de empresas que despiden a departamentos enteros o a gran parte del equipo para reemplazarlos por Inteligencia artificial.</text:span></text:p>
      <text:p text:style-name="P7"/>
      <text:p text:style-name="P5">REDES NEURONALES </text:p>
      <text:p text:style-name="P2">Una red neuronal es un método de la inteligencia artificial que enseña a las computadoras a procesar datos de una manera que está inspirada en la forma en que lo hace el cerebro humano. Se trata de un tipo de proceso de machine learning <text:span text:style-name="T11">l</text:span>lamado aprendizaje profundo, que utiliza los nodos o las neuronas interconectados en una estructura de capas que se parece al cerebro humano. Crea un sistema adaptable que las computadoras utilizan para aprender de sus errores y mejorar continuamente. De esta forma, las redes neuronales artificiales intentan resolver problemas complicados, como la realización de resúmenes de documentos o el reconocimiento de rostros, con mayor precisión. </text:p>
      <text:p text:style-name="P5"/>
      <text:p text:style-name="P11"><text:span text:style-name="T4">CONCEPTO TRANSFORMER </text:span><text:span text:style-name="T2"><text:s/></text:span></text:p>
      <text:p text:style-name="P11">Los transformadores son un tipo de arquitectura de red neuronal que transforma o cambia una secuencia de entrada en una secuencia de salida. Para ello, aprenden el contexto y rastrean las relaciones entre los componentes de la secuencia.</text:p>
      <text:p text:style-name="P11"/>
      <text:p text:style-name="P12"><text:span text:style-name="T6">DEFINICIÓN DE IA</text:span><text:span text:style-name="T3"> ?</text:span><text:span text:style-name="T8"> </text:span><text:span text:style-name="T10">Crear un programa que sea capaz de hacer cosas como lo hacemos nosotros </text:span></text:p>
      <text:p text:style-name="P12"><text:span text:style-name="T8"/></text:p>
      <text:p text:style-name="P1"/>
      <text:p text:style-name="P3"><text:span text:style-name="T3">T</text:span><text:span text:style-name="T7">ENSOR</text:span><text:span text:style-name="T3">F</text:span><text:span text:style-name="T7">LOW</text:span> es un <text:span text:style-name="T1">framework </text:span>desarrollado y mantenido por Google que <text:span text:style-name="Strong_20_Emphasis"><text:span text:style-name="T8">permite la ejecución de operaciones matemáticas de una forma optimizada en una CPU o GPU</text:span></text:span><text:span text:style-name="T8">. </text:span></text:p>
      <text:p text:style-name="P3"><text:span text:style-name="T8"/></text:p>
      <text:p text:style-name="P3"><text:span text:style-name="T4">QUE ES </text:span><text:span text:style-name="T5">RASTERIZAR ?</text:span>Es el método a través del cual se convierte una imagen vectorial a mapa de bits. <text:s/></text:p>
      <text:p text:style-name="P14"><text:span text:style-name="T12">QUE PUEDE HACER UNA TARJETA GRAFICA ?</text:span></text:p>
      <text:p text:style-name="P11">La tarjeta gráfica o tarjeta de vídeo de un componente que viene integrado en la placa base del PC o se instala a parte para ampliar sus capacidades. Concretamente, <text:span text:style-name="T8">esta tarjeta </text:span><text:span text:style-name="Strong_20_Emphasis"><text:span text:style-name="T8">está dedicada al procesamiento de datos relacionados con el vídeo y las imágenes </text:span></text:span><text:span text:style-name="T8">que se están reproduciendo en el ordenador. </text:span></text:p>
      <text:p text:style-name="P11"><text:span text:style-name="T8"/></text:p>
      <text:p text:style-name="P11"><text:span text:style-name="T8"/></text:p>
      <text:p text:style-name="P3"><text:soft-page-break/><text:span text:style-name="T5">simulación de </text:span><text:span text:style-name="T7">M</text:span><text:span text:style-name="T5">onte </text:span><text:span text:style-name="T7">C</text:span><text:span text:style-name="T5">arlo: </text:span>Las simulaciones de Monte Carlo son una técnica matemática que predice los posibles resultados de un evento incierto. Los programas informáticos utilizan este método para analizar datos pasados y predecir una serie de resultados futuros en función de una elección de acción.</text:p>
      <text:p text:style-name="P3"/>
      <text:p text:style-name="P11"><text:span text:style-name="T4">CUDA </text:span></text:p>
      <text:p text:style-name="P11">son las siglas de (Compute Unified Device Architecture) que hace referencia tanto a un compilador como a un conjunto de herramientas de desarrollo creadas por NVIDIA que permiten a los programadores usar una variante del lenguaje de programación C para codificar algoritmos en GPUs de NVIDIA. </text:p>
      <text:p text:style-name="P11"><text:span text:style-name="T4">RAG</text:span><text:span text:style-name="T1"> <text:s/></text:span></text:p>
      <text:p text:style-name="P11">La generación mejorada por recuperación (RAG) es el proceso de optimización de la salida de un modelo lingüístico de gran tamaño, de modo que haga referencia a una base de conocimientos autorizada fuera de los orígenes de datos de entrenamiento antes de generar una respuesta. Los modelos de lenguaje de gran tamaño (LLM) se entrenan con grandes volúmenes de datos y usan miles de millones de parámetros para generar resultados originales en tareas como responder preguntas, traducir idiomas y completar frases. RAG extiende las ya poderosas capacidades de los LLM a dominios específicos o a la base de conocimientos interna de una organización, todo ello sin la necesidad de volver a entrenar el modelo. Se trata de un método rentable para mejorar los resultados de los LLM de modo que sigan siendo relevantes, precisos y útiles en diversos contextos. </text:p>
      <text:p text:style-name="P11"><text:span text:style-name="T4">SORA</text:span></text:p>
      <text:p text:style-name="P11"><text:span text:style-name="T10">E</text:span><text:span text:style-name="T9">s </text:span>inteligencia artificial capaz de generar vídeos realistas <text:span text:style-name="T12">que pronto será lanzada </text:span></text:p>
      <text:h text:style-name="P9" text:outline-level="2"><text:span text:style-name="T12">Conclusión</text:span></text:h>
      <text:p text:style-name="P15">El uso creciente de la inteligencia artificial (IA) está transformando rápidamente nuestra vida y promete un futuro lleno de oportunidades y desafíos. En la actualidad, la IA ya está presente en diversos aspectos de nuestra vida cotidiana, desde asistentes virtuales hasta sistemas de recomendación y conducción autónoma. Su impacto se extiende a campos como la medicina, la educación, la agricultura, la industria y muchos más.</text:p>
      <text:p text:style-name="Text_20_body">Sin embargo, mientras que la IA ofrece beneficios significativos <text:span text:style-name="T12">pero </text:span>también plantea preocupaciones sobre la privacidad, la seguridad, el desempleo tecnológico y la ética. Es crucial abordar estas preocupaciones mediante políticas y regulaciones adecuadas que equilibren la innovación con la protección de los derechos individuales y el bienestar social.</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6T18:54:05.130000000</meta:creation-date>
    <dc:date>2024-05-09T22:47:30.633000000</dc:date>
    <meta:editing-duration>PT4H26M42S</meta:editing-duration>
    <meta:editing-cycles>6</meta:editing-cycles>
    <meta:generator>LibreOffice/7.6.2.1$Windows_X86_64 LibreOffice_project/56f7684011345957bbf33a7ee678afaf4d2ba333</meta:generator>
    <meta:document-statistic meta:table-count="0" meta:image-count="0" meta:object-count="0" meta:page-count="2" meta:paragraph-count="23" meta:word-count="761" meta:character-count="4821" meta:non-whitespace-character-count="4064"/>
  </office:meta>
</office:document-meta>
</file>